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42in" style:rel-column-width="10922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F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1" style:family="text">
      <style:text-properties style:font-name="Times New Roman1"/>
    </style:style>
    <style:style style:name="T2" style:family="text">
      <style:text-properties style:font-name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1.5.1</text:p>
      <table:table table:name="Table1" table:style-name="Table1">
        <table:table-column table:style-name="Table1.A" table:number-columns-repeated="6"/>
        <table:table-row>
          <table:table-cell table:style-name="Table1.A1" office:value-type="string">
            <text:p text:style-name="Table_20_Contents">Processor</text:p>
          </table:table-cell>
          <table:table-cell table:style-name="Table1.A1" office:value-type="string">
            <text:p text:style-name="Table_20_Contents">Class A (Ips)</text:p>
          </table:table-cell>
          <table:table-cell table:style-name="Table1.A1" office:value-type="string">
            <text:p text:style-name="Table_20_Contents">Class B (Ips)</text:p>
          </table:table-cell>
          <table:table-cell table:style-name="Table1.A1" office:value-type="string">
            <text:p text:style-name="Table_20_Contents">Class C (Ips)</text:p>
          </table:table-cell>
          <table:table-cell table:style-name="Table1.A1" office:value-type="string">
            <text:p text:style-name="Table_20_Contents">Class D (Ips)</text:p>
          </table:table-cell>
          <table:table-cell table:style-name="Table1.F1" office:value-type="string">
            <text:p text:style-name="Table_20_Contents">Class E (Ips)</text:p>
          </table:table-cell>
        </table:table-row>
        <table:table-row>
          <table:table-cell table:style-name="Table1.A2" office:value-type="string">
            <text:p text:style-name="Table_20_Contents">P1</text:p>
          </table:table-cell>
          <table:table-cell table:style-name="Table1.A2" office:value-type="string">
            <text:p text:style-name="Table_20_Contents">2,000,000,000</text:p>
          </table:table-cell>
          <table:table-cell table:style-name="Table1.A2" office:value-type="string">
            <text:p text:style-name="Table_20_Contents">2,000,000,000</text:p>
          </table:table-cell>
          <table:table-cell table:style-name="Table1.A2" office:value-type="string">
            <text:p text:style-name="Table_20_Contents">1,000,000,000</text:p>
          </table:table-cell>
          <table:table-cell table:style-name="Table1.A2" office:value-type="string">
            <text:p text:style-name="Table_20_Contents">666,666,666</text:p>
          </table:table-cell>
          <table:table-cell table:style-name="Table1.F2" office:value-type="string">
            <text:p text:style-name="Table_20_Contents">1,000,000,000</text:p>
          </table:table-cell>
        </table:table-row>
        <table:table-row>
          <table:table-cell table:style-name="Table1.A2" office:value-type="string">
            <text:p text:style-name="Table_20_Contents">P2</text:p>
          </table:table-cell>
          <table:table-cell table:style-name="Table1.A2" office:value-type="string">
            <text:p text:style-name="Table_20_Contents">3,000,000,000</text:p>
          </table:table-cell>
          <table:table-cell table:style-name="Table1.A2" office:value-type="string">
            <text:p text:style-name="Table_20_Contents">1,500,000,000</text:p>
          </table:table-cell>
          <table:table-cell table:style-name="Table1.A2" office:value-type="string">
            <text:p text:style-name="Table_20_Contents">1,000,000,000</text:p>
          </table:table-cell>
          <table:table-cell table:style-name="Table1.A2" office:value-type="string">
            <text:p text:style-name="Table_20_Contents">750,000,000</text:p>
          </table:table-cell>
          <table:table-cell table:style-name="Table1.F2" office:value-type="string">
            <text:p text:style-name="Table_20_Contents">1,000,000,000</text:p>
          </table:table-cell>
        </table:table-row>
      </table:table>
      <text:p text:style-name="Standard"/>
      <text:p text:style-name="Standard">1.5.2</text:p>
      <text:p text:style-name="Standard"/>
      <text:p text:style-name="Standard">P1 = (2*1+1*1+1*2+1*3+1*2)*seconds/clock</text:p>
      <text:p text:style-name="Standard">P2 = (2*1+1*2+1*3+1*4+1*3)*seconds/clock</text:p>
      <text:p text:style-name="Standard"/>
      <text:p text:style-name="Standard">P1/P2 = 5nS/4.66nS=1.071</text:p>
      <text:p text:style-name="Standard"/>
      <text:p text:style-name="Standard">P2 is 1.071 times faster than P1</text:p>
      <text:p text:style-name="Standard"/>
      <text:p text:style-name="Standard">1.5.3</text:p>
      <text:p text:style-name="Standard"/>
      <text:p text:style-name="Standard">P1 = (1*1+1*1+1*2+1*3+2*2)*seconds/clock</text:p>
      <text:p text:style-name="Standard">P2 = (1*1+1*2+1*3+1*4+2*3)*seconds/clock</text:p>
      <text:p text:style-name="Standard"/>
      <text:p text:style-name="Standard">P1/P2 =5.5nS/5.33nS=1.031</text:p>
      <text:p text:style-name="Standard"/>
      <text:p text:style-name="Standard">P2 is 1.031 times faster</text:p>
      <text:p text:style-name="Standard"/>
      <text:p text:style-name="Standard">1.5.4</text:p>
      <text:p text:style-name="Standard"/>
      <text:p text:style-name="Standard">Program 2: time=(900*1+500*10+100*10+200*3)*seconds/clock</text:p>
      <text:p text:style-name="Standard"><text:tab/> <text:s text:c="6"/>time=2.5 <text:span text:style-name="T1">μ</text:span><text:span text:style-name="T2">S</text:span></text:p>
      <text:p text:style-name="Standard"><text:span text:style-name="T2"/></text:p>
      <text:p text:style-name="Standard"><text:span text:style-name="T2">1.5.5</text:span></text:p>
      <text:p text:style-name="Standard"><text:span text:style-name="T2"/></text:p>
      <text:p text:style-name="Standard"><text:span text:style-name="T2">Program 2: time=(900*1+500*2+100*2+200*3)*seconds/clock</text:span></text:p>
      <text:p text:style-name="Standard"><text:span text:style-name="T2"><text:tab/> <text:s text:c="6"/>time=0.9 </text:span><text:span text:style-name="T1">μ</text:span><text:span text:style-name="T2">S</text:span></text:p>
      <text:p text:style-name="Standard"/>
      <text:p text:style-name="Standard">1.5.6</text:p>
      <text:p text:style-name="Standard"/>
      <text:p text:style-name="Standard"><text:span text:style-name="T2">Program 2: time=(450*1+500*2+100*2+200*3)*seconds/clock</text:span></text:p>
      <text:p text:style-name="Standard"><text:span text:style-name="T2"><text:tab/> <text:s text:c="6"/>time=0.75 </text:span><text:span text:style-name="T1">μ</text:span><text:span text:style-name="T2">S</text:span></text:p>
      <text:p text:style-name="Standard"><text:span text:style-name="T2"/></text:p>
      <text:p text:style-name="Standard"><text:span text:style-name="T2">The program executes 1.2 times faster or 0.15 </text:span><text:span text:style-name="T1">μ</text:span><text:span text:style-name="T2">S.</text:span></text:p>
      <text:p text:style-name="Standard"><text:span text:style-name="T2"/></text:p>
      <text:p text:style-name="Standard"><text:span text:style-name="T2">1.6.1</text:span></text:p>
      <text:p text:style-name="Standard"><text:span text:style-name="T2"/></text:p>
      <text:p text:style-name="Standard"><text:span text:style-name="T2">Compiler A: (Execution time)/[(No. Instructions)*(Clock Cycle Time)]</text:span></text:p>
      <text:p text:style-name="Standard"><text:span text:style-name="T2"/></text:p>
      <text:p text:style-name="Standard"><text:span text:style-name="T2">CPI: 1.1</text:span></text:p>
      <text:p text:style-name="Standard"><text:span text:style-name="T2"/></text:p>
      <text:p text:style-name="Standard"><text:span text:style-name="T2"/></text:p>
      <text:p text:style-name="Standard"><text:soft-page-break/><text:span text:style-name="T2">Compiler B: (Execution time)/[(No. Instructions)*(Clock Cycle Time)]</text:span></text:p>
      <text:p text:style-name="Standard"><text:span text:style-name="T2"/></text:p>
      <text:p text:style-name="Standard"><text:span text:style-name="T2">CPI: 1.25</text:span></text:p>
      <text:p text:style-name="Standard"><text:span text:style-name="T2"/></text:p>
      <text:p text:style-name="Standard"><text:span text:style-name="T2">1.6.2</text:span></text:p>
      <text:p text:style-name="Standard"><text:span text:style-name="T2"/></text:p>
      <text:p text:style-name="Standard"><text:span text:style-name="T2">Processor B is 1.136 times faster than Processor A.</text:span></text:p>
      <text:p text:style-name="Standard"><text:span text:style-name="T2"/></text:p>
      <text:p text:style-name="Standard"><text:span text:style-name="T2">1.6.3</text:span></text:p>
      <text:p text:style-name="Standard"><text:span text:style-name="T2"/></text:p>
      <text:p text:style-name="Standard"><text:span text:style-name="T2">vs. Compiler A: 1/0.6=1.66</text:span></text:p>
      <text:p text:style-name="Standard"><text:span text:style-name="T2">New compiler is 1.66 times faster than Compiler A</text:span></text:p>
      <text:p text:style-name="Standard"><text:span text:style-name="T2"/></text:p>
      <text:p text:style-name="Standard"><text:span text:style-name="T2">vs. Compiler B: [(B No. Instructions)*(B CPI)]/[(New No. Instructions)*(New CPI)]</text:span></text:p>
      <text:p text:style-name="Standard"><text:span text:style-name="T2"/></text:p>
      <text:p text:style-name="Standard"><text:span text:style-name="T2">New compiler is 2.27 times faster than Compiler B</text:span></text:p>
      <text:p text:style-name="Standard"><text:span text:style-name="T2"/></text:p>
      <text:p text:style-name="Standard"><text:span text:style-name="T2">1.6.5</text:span></text:p>
      <text:p text:style-name="Standard"><text:span text:style-name="T2"/></text:p>
      <text:p text:style-name="Standard"><text:span text:style-name="T2">P1: Time1=(2*1+1*2+1*3+1*4+1*5)/4GHz</text:span></text:p>
      <text:p text:style-name="Standard"><text:span text:style-name="T2"/></text:p>
      <text:p text:style-name="Standard"><text:span text:style-name="T2">P2: Time2=(2*2+1*2+1*2+1*2+1*6)/6GHz</text:span></text:p>
      <text:p text:style-name="Standard"><text:span text:style-name="T2"/></text:p>
      <text:p text:style-name="Standard"><text:span text:style-name="T2">Time1/Time2=1.5</text:span></text:p>
      <text:p text:style-name="Standard"><text:span text:style-name="T2"/></text:p>
      <text:p text:style-name="Standard"><text:span text:style-name="T2">1.6.6</text:span></text:p>
      <text:p text:style-name="Standard"><text:span text:style-name="T2"/></text:p>
      <text:p text:style-name="Standard"><text:span text:style-name="T2">Frequency 1 =[6GHz*(2*1+1*2+1*3+1*4+1*5)]/(2*2+1*2+1*2+1*2+1*6)</text:span></text:p>
      <text:p text:style-name="Standard"><text:span text:style-name="T2">Frequency 1 = 6GHz</text:span></text:p>
      <text:p text:style-name="Standard"><text:span text:style-name="T2"/></text:p>
      <text:p text:style-name="Standard"><text:span text:style-name="T2">1.8.1</text:span></text:p>
      <text:p text:style-name="Standard"><text:span text:style-name="T2"/></text:p>
      <text:p text:style-name="Standard"><text:span text:style-name="T2">1/2*C*V^2*f=Dynamic power</text:span></text:p>
      <text:p text:style-name="Standard"><text:span text:style-name="T2"/></text:p>
      <text:p text:style-name="Standard"><text:span text:style-name="T2">C2*V2^2*f2/(C1*V1^2*f1)=0.9</text:span></text:p>
      <text:p text:style-name="Standard"><text:span text:style-name="T2">C2/C1 = 1.27</text:span></text:p>
      <text:p text:style-name="Standard"><text:span text:style-name="T2"/></text:p>
      <text:p text:style-name="Standard"><text:span text:style-name="T2">1.8.2</text:span></text:p>
      <text:p text:style-name="Standard"><text:span text:style-name="T2"/></text:p>
      <text:p text:style-name="Standard"><text:span text:style-name="T2">V2^2*f2/(V1^2*f1)=.705</text:span></text:p>
      <text:p text:style-name="Standard"><text:span text:style-name="T2"/></text:p>
      <text:p text:style-name="Standard"><text:span text:style-name="T2">1.8.3</text:span></text:p>
      <text:p text:style-name="Standard"><text:span text:style-name="T2"/></text:p>
      <text:p text:style-name="Standard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4-07T11:33:40.09</meta:creation-date>
    <meta:document-statistic meta:table-count="1" meta:image-count="0" meta:object-count="0" meta:page-count="2" meta:paragraph-count="65" meta:word-count="173" meta:character-count="1476"/>
    <dc:date>2012-04-07T13:00:36.80</dc:date>
    <meta:editing-duration>PT10M24S</meta:editing-duration>
    <meta:editing-cycles>1</meta:editing-cycles>
    <meta:generator>OpenOffice.org/3.3$Win32 OpenOffice.org_project/330m20$Build-9567</meta:generator>
  </office:meta>
</office:document-meta>
</file>